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80000000874CB98160951900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Header">
      <style:paragraph-properties fo:text-align="start" style:justify-single-word="false">
        <style:tab-stops>
          <style:tab-stop style:position="6.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paragraph">
      <style:paragraph-properties fo:text-align="justify" style:justify-single-word="false" style:vertical-align="baseline"/>
    </style:style>
    <style:style style:name="P4" style:family="paragraph" style:parent-style-name="Normal">
      <style:paragraph-properties fo:margin-left="0in" fo:margin-right="0in" fo:text-indent="0.5in" style:auto-text-indent="false"/>
    </style:style>
    <style:style style:name="P5" style:family="paragraph" style:parent-style-name="Normal">
      <style:paragraph-properties fo:margin-left="0.5in" fo:margin-right="0in" fo:text-indent="0in" style:auto-text-indent="false">
        <style:tab-stops/>
      </style:paragraph-properties>
    </style:style>
    <style:style style:name="P6" style:family="paragraph" style:parent-style-name="Normal" style:master-page-name="MP0">
      <style:paragraph-properties style:page-number="auto" fo:break-before="page"/>
    </style:style>
    <style:style style:name="P7" style:family="paragraph" style:parent-style-name="paragraph" style:list-style-name="L2">
      <style:paragraph-properties fo:text-align="justify" style:justify-single-word="false" style:vertical-align="baseline"/>
    </style:style>
    <style:style style:name="P8" style:family="paragraph" style:parent-style-name="List_20_Paragraph" style:list-style-name="L1"/>
    <style:style style:name="P9" style:family="paragraph" style:parent-style-name="List_20_Paragraph" style:list-style-name="L3"/>
    <style:style style:name="P10" style:family="paragraph" style:parent-style-name="List_20_Paragraph" style:list-style-name="L4"/>
    <style:style style:name="P11" style:family="paragraph" style:parent-style-name="List_20_Paragraph" style:list-style-name="L5"/>
    <style:style style:name="P12" style:family="paragraph" style:parent-style-name="List_20_Paragraph" style:list-style-name="L6"/>
    <style:style style:name="P13" style:family="paragraph" style:parent-style-name="List_20_Paragraph" style:list-style-name="L7"/>
    <style:style style:name="P14" style:family="paragraph" style:parent-style-name="List_20_Paragraph" style:list-style-name="L8"/>
    <style:style style:name="P15" style:family="paragraph" style:parent-style-name="List_20_Paragraph" style:list-style-name="L9"/>
    <style:style style:name="P16" style:family="paragraph" style:parent-style-name="List_20_Paragraph" style:list-style-name="L10"/>
    <style:style style:name="P17" style:family="paragraph">
      <loext:graphic-properties draw:fill="bitmap" draw:fill-image-name="a0" draw:opacity="100%" style:repeat="repeat" draw:fill-image-ref-point="top-left"/>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 style:family="text">
      <style:text-properties style:font-name="Courier New" style:font-name-complex="Courier New"/>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bitmap" draw:fill-image-name="a0" draw:opacity="100%" style:repeat="repeat" draw:fill-image-ref-point="top-left" fo:min-height="0in" fo:min-width="0in"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r systems</text:p>
      <text:list xml:id="list3460498545" text:style-name="L1">
        <text:list-item>
          <text:p text:style-name="P8">50 total. Possible 100 depending on whether I can make the code handle it.</text:p>
        </text:list-item>
        <text:list-item>
          <text:p text:style-name="P8">Detailed/Simple Planetary Systems?</text:p>
        </text:list-item>
        <text:list-item>
          <text:p text:style-name="P8">Planets/Trade Outposts</text:p>
        </text:list-item>
        <text:list-item>
          <text:p text:style-name="P8">Empty Systems?</text:p>
        </text:list-item>
      </text:list>
      <text:p text:style-name="Normal"/>
      <text:p text:style-name="P3"><text:span text:style-name="normaltextrun"><text:span text:style-name="T2">Single Point System:</text:span></text:span></text:p>
      <text:list xml:id="list3800108968" text:style-name="L2">
        <text:list-item>
          <text:p text:style-name="P7"><text:span text:style-name="normaltextrun"><text:span text:style-name="T2">Each stop is identified only by the star name. Trading post is assumed just by stopping there. Only one post per system. Simple, easy to setup.</text:span></text:span></text:p>
        </text:list-item>
      </text:list>
      <text:p text:style-name="P3"><text:span text:style-name="normaltextrun"><text:span text:style-name="T2">Multi-Point System:</text:span></text:span></text:p>
      <text:list xml:id="list230658786635039" text:continue-numbering="true" text:style-name="L2">
        <text:list-item>
          <text:p text:style-name="P7"><text:span text:style-name="normaltextrun"><text:span text:style-name="T2">Each stop is identified by the star name, but there are multiple trading posts per system. More complex, would need to delve into an expanded view. Larger number of objects to </text:span></text:span><text:span text:style-name="eop"><text:span text:style-name="T2">keep track of.</text:span></text:span></text:p>
        </text:list-item>
      </text:list>
      <text:p text:style-name="Normal">Trading Posts:</text:p>
      <text:list xml:id="list2385011659" text:style-name="L3">
        <text:list-item>
          <text:p text:style-name="P9">Commodity Broker</text:p>
        </text:list-item>
        <text:list-item>
          <text:p text:style-name="P9">Ship Broker</text:p>
        </text:list-item>
        <text:list-item>
          <text:p text:style-name="P9">Shipyard/Parts Dealer</text:p>
        </text:list-item>
        <text:list-item>
          <text:p text:style-name="P9">Bar/Rumor Den?</text:p>
        </text:list-item>
      </text:list>
      <text:p text:style-name="Normal"/>
      <text:p text:style-name="Normal">Factions?</text:p>
      <text:list xml:id="list2567247014" text:style-name="L4">
        <text:list-item>
          <text:p text:style-name="P10">2 or 3 total factions</text:p>
        </text:list-item>
        <text:list-item>
          <text:p text:style-name="P10">Claimed Territory?</text:p>
          <text:list>
            <text:list-item>
              <text:p text:style-name="P10">Certain commodities or ships only available within territory held by certain factions?</text:p>
            </text:list-item>
          </text:list>
        </text:list-item>
        <text:list-item>
          <text:p text:style-name="P10">Faction relationships?</text:p>
        </text:list-item>
        <text:list-item>
          <text:p text:style-name="P10">Pricing and/or availability of certain goods only available based on player relationship with the controlling faction</text:p>
        </text:list-item>
      </text:list>
      <text:p text:style-name="Normal"/>
      <text:p text:style-name="Normal">Currency</text:p>
      <text:list xml:id="list2467563107" text:style-name="L5">
        <text:list-item>
          <text:p text:style-name="P11">Multiple Types?</text:p>
        </text:list-item>
      </text:list>
      <text:p text:style-name="Normal"/>
      <text:p text:style-name="Normal">Commodities</text:p>
      <text:list xml:id="list230657432069413" text:continue-numbering="true" text:style-name="L5">
        <text:list-item>
          <text:p text:style-name="P11">10 total?</text:p>
        </text:list-item>
      </text:list>
      <text:p text:style-name="Normal"/>
      <text:p text:style-name="Normal">Ships</text:p>
      <text:list xml:id="list230658281318999" text:continue-numbering="true" text:style-name="L5">
        <text:list-item>
          <text:p text:style-name="P11">Speed</text:p>
        </text:list-item>
        <text:list-item>
          <text:p text:style-name="P11">Range</text:p>
        </text:list-item>
        <text:list-item>
          <text:p text:style-name="P11">Cargo Units</text:p>
        </text:list-item>
        <text:list-item>
          <text:p text:style-name="P11"><text:soft-page-break/>Hull Strength?</text:p>
        </text:list-item>
        <text:list-item>
          <text:p text:style-name="P11">Weapons?</text:p>
        </text:list-item>
        <text:list-item>
          <text:p text:style-name="P11">Shields?</text:p>
        </text:list-item>
        <text:list-item>
          <text:p text:style-name="P11">Provisions (xMonths of supplies)</text:p>
        </text:list-item>
      </text:list>
      <text:p text:style-name="Normal"/>
      <text:p text:style-name="Normal">Navigation/Travel</text:p>
      <text:list xml:id="list1099889225" text:style-name="L6">
        <text:list-item>
          <text:p text:style-name="P12">Range limited by Ship/Engine type</text:p>
        </text:list-item>
        <text:list-item>
          <text:p text:style-name="P12">Speed determined by Ship/Engine type</text:p>
        </text:list-item>
        <text:list-item>
          <text:p text:style-name="P12">Damaged/Destroyed engines will cause travel time to multiply by 12 to replicate sublight speeds</text:p>
        </text:list-item>
      </text:list>
      <text:p text:style-name="Normal"/>
      <text:p text:style-name="Normal">Combat</text:p>
      <text:list xml:id="list1815933545" text:style-name="L7">
        <text:list-item>
          <text:p text:style-name="P13">Each combatant is given numbers based on attack, defense, and hull strength. Weapon type determines attack, shields determine defense, and hull strength determines HP. Hull/HP damage will slowly damage/destroy systems until total failure and destruction.</text:p>
        </text:list-item>
      </text:list>
      <text:p text:style-name="Normal"/>
      <text:p text:style-name="Normal">Story?</text:p>
      <text:p text:style-name="Normal"/>
      <text:p text:style-name="Normal">Living Universe</text:p>
      <text:list xml:id="list230657147439910" text:continue-numbering="true" text:style-name="L7">
        <text:list-item>
          <text:p text:style-name="P13">Events happen at randomly determined points in time. If the player takes ends up with a damaged engine and has to take several years to travel, events will have continued as originally determined. Should the vessel the player owns not have enough supplies to sustain them for the duration of the travel, game over.</text:p>
        </text:list-item>
      </text:list>
      <text:p text:style-name="Normal"/>
      <text:p text:style-name="Normal">Interface</text:p>
      <text:p text:style-name="P4">Menus</text:p>
      <text:list xml:id="list1883787194" text:style-name="L8">
        <text:list-item>
          <text:p text:style-name="P14">Text Based?</text:p>
        </text:list-item>
        <text:list-item>
          <text:p text:style-name="P14">Graphical</text:p>
        </text:list-item>
        <text:list-item>
          <text:p text:style-name="P14">Mixed?</text:p>
        </text:list-item>
      </text:list>
      <text:p text:style-name="P5">Main Display</text:p>
      <text:list xml:id="list2658952546" text:style-name="L9">
        <text:list-item>
          <text:p text:style-name="P15">Split Main map of local area</text:p>
        </text:list-item>
        <text:list-item>
          <text:p text:style-name="P15">Minimap of entire galaxy</text:p>
        </text:list-item>
        <text:list-item>
          <text:p text:style-name="P15">Status Indicator</text:p>
        </text:list-item>
      </text:list>
      <text:p text:style-name="Normal"/>
      <text:p text:style-name="Normal">Timing</text:p>
      <text:list xml:id="list4149741445" text:style-name="L10">
        <text:list-item>
          <text:p text:style-name="P16">Each turn takes 1 month. Speed rating of ships determines how many months travel will requi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draw:fill-image draw:name="a0" xlink:href="Pictures/10000200000000080000000874CB981609519005.png" xlink:type="simple" xlink:show="embed" xlink:actuate="onLoad"/>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loext:contextual-spacing="false" fo:line-height="100%" fo:text-align="justify" style:justify-single-word="false" fo:hyphenation-ladder-count="no-limit"/>
      <style:text-properties style:font-name="Courier New" fo:font-family="'Courier New'" style:font-family-generic="modern" style:font-pitch="fixed" fo:font-size="12pt" style:font-size-asian="12pt" fo:hyphenate="false"/>
    </style:style>
    <style:style style:name="paragraph" style:family="paragraph" style:parent-style-name="Normal">
      <style:paragraph-properties fo:margin-top="0.0693in" fo:margin-bottom="0.0693in" loext:contextual-spacing="false" fo:text-align="start" style:justify-single-word="false" fo:hyphenation-ladder-count="no-limit" style:vertical-align="auto"/>
      <style:text-properties style:font-name="Times New Roman" fo:font-family="'Times New Roman'" style:font-family-generic="roman" style:font-pitch="variable" style:font-name-asian="Times New Roman" style:font-family-asian="'Times New Roman'" style:font-family-generic-asian="roman" style:font-pitch-asian="variable" style:font-size-complex="12pt"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Header_20_Char" style:display-name="Header Char" style:family="text" style:parent-style-name="Default_20_Paragraph_20_Font">
      <style:text-properties style:font-name="Courier New" fo:font-family="'Courier New'" style:font-family-generic="modern" style:font-pitch="fixed" fo:font-size="12pt" style:font-size-asian="12pt"/>
    </style:style>
    <style:style style:name="Footer_20_Char" style:display-name="Footer Char" style:family="text" style:parent-style-name="Default_20_Paragraph_20_Font">
      <style:text-properties style:font-name="Courier New" fo:font-family="'Courier New'" style:font-family-generic="modern" style:font-pitch="fixed" fo:font-size="12pt" style:font-size-asian="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6.5in" style:type="right"/>
        </style:tab-stops>
      </style:paragraph-properties>
    </style:style>
    <style:style style:name="MP2" style:family="paragraph" style:parent-style-name="Footer">
      <style:paragraph-properties fo:text-align="center" style:justify-single-word="false"/>
    </style:style>
    <style:style style:name="MP3" style:family="paragraph">
      <loext:graphic-properties draw:fill="bitmap" draw:fill-image-name="a0" draw:opacity="100%" style:repeat="repeat" draw:fill-image-ref-point="top-left"/>
    </style:style>
    <style:style style:name="MT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gr1" style:family="graphic">
      <style:graphic-properties draw:stroke="none" draw:fill="bitmap" draw:fill-image-name="a0" draw:opacity="100%" style:repeat="repeat" draw:fill-image-ref-point="top-left" fo:min-height="0in" fo:min-width="0in" style:run-through="background"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Space Trading Game <text:tab/>Overview</text:span></text:span><text:line-break/></text:p>
      </style:header>
      <style:footer>
        <text:p text:style-name="MP2"><draw:custom-shape text:anchor-type="as-char" svg:y="0in" draw:z-index="1" draw:name="Flowchart: Decision 1" draw:style-name="Mgr1" draw:text-style-name="MP3" svg:width="5.9795in" svg:height="0.0488in"><svg:desc>Light horizontal</svg:desc><text:p/><draw:enhanced-geometry svg:viewBox="0 0 2 2" draw:mirror-vertical="true" draw:text-areas="?f8 ?f8 ?f9 ?f9" draw:type="non-primitive" draw:enhanced-path="M ?f0 ?f2 L ?f2 ?f0 ?f1 ?f2 ?f2 ?f1 Z N"><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MP2"><text:page-number text:select-page="current">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dc:title/>
    <dc:description/>
    <dc:subject/>
    <meta:initial-creator>Mejia, Roger</meta:initial-creator>
    <meta:creation-date>2017-04-12T14:51:00Z</meta:creation-date>
    <dc:date>2017-04-12T23:06:56.561000000</dc:date>
    <meta:editing-cycles>15</meta:editing-cycles>
    <meta:editing-duration>PT2H55M23S</meta:editing-duration>
    <meta:document-statistic meta:table-count="0" meta:image-count="0" meta:object-count="0" meta:page-count="2" meta:paragraph-count="55" meta:word-count="351" meta:character-count="2070" meta:non-whitespace-character-count="1807"/>
    <meta:template xlink:type="simple" xlink:actuate="onRequest" xlink:title="" xlink:href="Normal"/>
  </office:meta>
</office:document-meta>
</file>